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E90000028563C0CC9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cm" svg:y="6.35cm" svg:width="17cm" svg:height="10.954cm" draw:z-index="0"><draw:image xlink:href="Pictures/10000201000003E90000028563C0CC9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24T15:51:08.41</meta:creation-date>
    <meta:document-statistic meta:table-count="0" meta:image-count="1" meta:object-count="0" meta:page-count="1" meta:paragraph-count="0" meta:word-count="0" meta:character-count="0"/>
    <dc:date>2024-01-24T16:22:54.76</dc:date>
    <meta:editing-duration>PT31M47S</meta:editing-duration>
    <meta:editing-cycles>1</meta:editing-cycles>
    <meta:generator>OpenOffice/4.1.13$Win32 OpenOffice.org_project/4113m1$Build-9810</meta:generator>
  </office:meta>
</office:document-meta>
</file>